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400000024D2013F3608F01B7D.png" manifest:media-type="image/png"/>
  <manifest:file-entry manifest:full-path="Pictures/100011BE000003B8000003B877D3C15AAB97F6D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1" svg:width="4.001cm" svg:height="4.001cm" svg:x="0cm" svg:y="0cm"><draw:image xlink:href="Pictures/100011BE000003B8000003B877D3C15AAB97F6D6.svg" xlink:type="simple" xlink:show="embed" xlink:actuate="onLoad" draw:mime-type="image/svg+xml"><text:p/></draw:image><draw:image xlink:href="Pictures/100000010000002400000024D2013F3608F01B7D.png" xlink:type="simple" xlink:show="embed" xlink:actuate="onLoad" draw:mime-type="image/png"/><loext:qrcode office:string-value="www.libreoffice.org" loext:qrcode-errorcorrection="low" loext:qrcode-border="5" loext:qrcode-type="0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15:02:10.267523987</meta:creation-date>
    <dc:date>2021-09-18T15:03:34.965207635</dc:date>
    <meta:editing-duration>PT1M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3.0.0.alpha0$Linux_X86_64 LibreOffice_project/0c8bc6b0df310e023c0d0bc7a4d03df4b6ff2fa3</meta:generator>
  </office:meta>
</office:document-meta>
</file>